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solid" draw:fill-color="#ffffff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color="#00ff00" fo:font-size="12pt" style:font-size-asian="12pt" style:font-size-complex="12pt"/>
    </style:style>
    <style:style style:name="P5" style:family="paragraph">
      <style:paragraph-properties fo:text-align="center"/>
      <style:text-properties fo:color="#0000ff" fo:font-size="12pt" style:font-size-asian="12pt" style:font-size-complex="12pt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style:paragraph-properties fo:text-align="center"/>
      <style:text-properties fo:color="#000000" fo:font-size="9pt" style:font-size-asian="9pt" style:font-size-complex="9pt"/>
    </style:style>
    <style:style style:name="T1" style:family="text">
      <style:text-properties fo:color="#ff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ff00" fo:font-size="12pt" style:font-size-asian="12pt" style:font-size-complex="12pt"/>
    </style:style>
    <style:style style:name="T4" style:family="text">
      <style:text-properties fo:color="#0000ff" fo:font-size="12pt" style:font-size-asian="12pt" style:font-size-complex="12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00000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.415cm" svg:height="4.6cm" draw:transform="rotate (1.5707963267946) translate (1.1cm 2.6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.808cm" svg:y1="2.615cm" svg:x2="1.1cm" svg:y2="2.615cm">
            <text:p/>
          </draw:line>
          <draw:custom-shape draw:style-name="gr3" draw:text-style-name="P2" draw:layer="layout" svg:width="0.442cm" svg:height="0.443cm" draw:transform="rotate (1.5707963267946) translate (1.719cm 2.173cm)">
            <text:p text:style-name="P1"><text:span text:style-name="T1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3cm" draw:transform="rotate (1.5707963267946) translate (2.338cm 2.173cm)">
            <text:p text:style-name="P1"><text:span text:style-name="T2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3cm" svg:height="0.442cm" draw:transform="rotate (1.5707963267946) translate (3.046cm 1.731cm)">
            <text:p text:style-name="P1"><text:span text:style-name="T2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2cm" draw:transform="rotate (1.5707963267946) translate (3.046cm 2.527cm)">
            <text:p text:style-name="P1"><text:span text:style-name="T2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3cm" svg:height="0.443cm" draw:transform="rotate (1.5707963267946) translate (3.842cm 1.731cm)">
            <text:p text:style-name="P1"><text:span text:style-name="T2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3cm" draw:transform="rotate (1.5707963267946) translate (3.842cm 2.527cm)">
            <text:p text:style-name="P1"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415cm" svg:height="4.6cm" draw:transform="rotate (1.5707963267946) translate (1cm 5.0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.708cm" svg:y1="5.015cm" svg:x2="1cm" svg:y2="5.015cm">
            <text:p/>
          </draw:line>
          <draw:custom-shape draw:style-name="gr3" draw:text-style-name="P4" draw:layer="layout" svg:width="0.442cm" svg:height="0.443cm" draw:transform="rotate (1.5707963267946) translate (1.619cm 4.573cm)">
            <text:p text:style-name="P1"><text:span text:style-name="T3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3cm" draw:transform="rotate (1.5707963267946) translate (2.238cm 4.573cm)">
            <text:p text:style-name="P1"><text:span text:style-name="T2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3cm" svg:height="0.442cm" draw:transform="rotate (1.5707963267946) translate (2.946cm 4.131cm)">
            <text:p text:style-name="P1"><text:span text:style-name="T2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2cm" draw:transform="rotate (1.5707963267946) translate (2.946cm 4.927cm)">
            <text:p text:style-name="P1"><text:span text:style-name="T2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3cm" svg:height="0.443cm" draw:transform="rotate (1.5707963267946) translate (3.742cm 4.131cm)">
            <text:p text:style-name="P1"><text:span text:style-name="T2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3cm" draw:transform="rotate (1.5707963267946) translate (3.742cm 4.927cm)">
            <text:p text:style-name="P1"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415cm" svg:height="4.6cm" draw:transform="rotate (1.5707963267946) translate (1cm 7.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.708cm" svg:y1="7.2cm" svg:x2="1cm" svg:y2="7.2cm">
            <text:p/>
          </draw:line>
          <draw:custom-shape draw:style-name="gr3" draw:text-style-name="P5" draw:layer="layout" svg:width="0.442cm" svg:height="0.443cm" draw:transform="rotate (1.5707963267946) translate (1.619cm 6.758cm)">
            <text:p text:style-name="P1"><text:span text:style-name="T4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3cm" draw:transform="rotate (1.5707963267946) translate (2.238cm 6.758cm)">
            <text:p text:style-name="P1"><text:span text:style-name="T2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3cm" svg:height="0.442cm" draw:transform="rotate (1.5707963267946) translate (2.946cm 6.316cm)">
            <text:p text:style-name="P1"><text:span text:style-name="T2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2cm" draw:transform="rotate (1.5707963267946) translate (2.946cm 7.112cm)">
            <text:p text:style-name="P1"><text:span text:style-name="T2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3cm" svg:height="0.443cm" draw:transform="rotate (1.5707963267946) translate (3.742cm 6.316cm)">
            <text:p text:style-name="P1"><text:span text:style-name="T2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3cm" draw:transform="rotate (1.5707963267946) translate (3.742cm 7.112cm)">
            <text:p text:style-name="P1"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415cm" svg:height="4.6cm" draw:transform="rotate (1.5707963267946) translate (5.9cm 2.6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608cm" svg:y1="2.615cm" svg:x2="5.9cm" svg:y2="2.615cm">
            <text:p/>
          </draw:line>
          <draw:custom-shape draw:style-name="gr3" draw:text-style-name="P3" draw:layer="layout" svg:width="0.444cm" svg:height="0.443cm" draw:transform="rotate (1.5707963267946) translate (6.519cm 2.174cm)">
            <text:p text:style-name="P1"><text:span text:style-name="T2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444cm" svg:height="0.441cm" draw:transform="rotate (1.5707963267946) translate (7.139cm 2.174cm)">
            <text:p text:style-name="P1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1cm" svg:height="0.443cm" draw:transform="rotate (1.5707963267946) translate (7.846cm 1.73cm)">
            <text:p text:style-name="P1"><text:span text:style-name="T2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3cm" draw:transform="rotate (1.5707963267946) translate (7.846cm 2.527cm)">
            <text:p text:style-name="P1"><text:span text:style-name="T2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1cm" svg:height="0.443cm" draw:transform="rotate (1.5707963267946) translate (8.642cm 1.73cm)">
            <text:p text:style-name="P1"><text:span text:style-name="T2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3cm" draw:transform="rotate (1.5707963267946) translate (8.642cm 2.527cm)">
            <text:p text:style-name="P1"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415cm" svg:height="4.6cm" draw:transform="rotate (1.5707963267946) translate (6cm 4.9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708cm" svg:y1="4.915cm" svg:x2="6cm" svg:y2="4.915cm">
            <text:p/>
          </draw:line>
          <draw:custom-shape draw:style-name="gr3" draw:text-style-name="P3" draw:layer="layout" svg:width="0.444cm" svg:height="0.443cm" draw:transform="rotate (1.5707963267946) translate (6.619cm 4.474cm)">
            <text:p text:style-name="P1"><text:span text:style-name="T2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444cm" svg:height="0.441cm" draw:transform="rotate (1.5707963267946) translate (7.239cm 4.474cm)">
            <text:p text:style-name="P1"><text:span text:style-name="T3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1cm" svg:height="0.443cm" draw:transform="rotate (1.5707963267946) translate (7.946cm 4.03cm)">
            <text:p text:style-name="P1"><text:span text:style-name="T2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3cm" draw:transform="rotate (1.5707963267946) translate (7.946cm 4.827cm)">
            <text:p text:style-name="P1"><text:span text:style-name="T2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1cm" svg:height="0.443cm" draw:transform="rotate (1.5707963267946) translate (8.742cm 4.03cm)">
            <text:p text:style-name="P1"><text:span text:style-name="T2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3cm" draw:transform="rotate (1.5707963267946) translate (8.742cm 4.827cm)">
            <text:p text:style-name="P1"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415cm" svg:height="4.6cm" draw:transform="rotate (1.5707963267946) translate (6.1cm 7.1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808cm" svg:y1="7.115cm" svg:x2="6.1cm" svg:y2="7.115cm">
            <text:p/>
          </draw:line>
          <draw:custom-shape draw:style-name="gr3" draw:text-style-name="P3" draw:layer="layout" svg:width="0.444cm" svg:height="0.443cm" draw:transform="rotate (1.5707963267946) translate (6.719cm 6.674cm)">
            <text:p text:style-name="P1"><text:span text:style-name="T2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0.444cm" svg:height="0.441cm" draw:transform="rotate (1.5707963267946) translate (7.339cm 6.674cm)">
            <text:p text:style-name="P1"><text:span text:style-name="T4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1cm" svg:height="0.443cm" draw:transform="rotate (1.5707963267946) translate (8.046cm 6.23cm)">
            <text:p text:style-name="P1"><text:span text:style-name="T2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3cm" draw:transform="rotate (1.5707963267946) translate (8.046cm 7.027cm)">
            <text:p text:style-name="P1"><text:span text:style-name="T2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1cm" svg:height="0.443cm" draw:transform="rotate (1.5707963267946) translate (8.842cm 6.23cm)">
            <text:p text:style-name="P1"><text:span text:style-name="T2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3cm" draw:transform="rotate (1.5707963267946) translate (8.842cm 7.027cm)">
            <text:p text:style-name="P1"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415cm" svg:height="4.6cm" draw:transform="rotate (1.5707963267946) translate (11cm 2.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1.708cm" svg:y1="2.5cm" svg:x2="11cm" svg:y2="2.5cm">
            <text:p/>
          </draw:line>
          <draw:custom-shape draw:style-name="gr3" draw:text-style-name="P3" draw:layer="layout" svg:width="0.444cm" svg:height="0.443cm" draw:transform="rotate (1.5707963267946) translate (11.619cm 2.059cm)">
            <text:p text:style-name="P1"><text:span text:style-name="T2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4cm" svg:height="0.441cm" draw:transform="rotate (1.5707963267946) translate (12.239cm 2.059cm)">
            <text:p text:style-name="P1"><text:span text:style-name="T2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441cm" svg:height="0.443cm" draw:transform="rotate (1.5707963267946) translate (12.946cm 1.615cm)">
            <text:p text:style-name="P1"><text:span text:style-name="T1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3cm" draw:transform="rotate (1.5707963267946) translate (12.946cm 2.412cm)">
            <text:p text:style-name="P1"><text:span text:style-name="T2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1cm" svg:height="0.443cm" draw:transform="rotate (1.5707963267946) translate (13.742cm 1.615cm)">
            <text:p text:style-name="P1"><text:span text:style-name="T2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3cm" draw:transform="rotate (1.5707963267946) translate (13.742cm 2.412cm)">
            <text:p text:style-name="P1"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415cm" svg:height="4.6cm" draw:transform="rotate (1.5707963267946) translate (11.2cm 4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1.908cm" svg:y1="4.8cm" svg:x2="11.2cm" svg:y2="4.8cm">
            <text:p/>
          </draw:line>
          <draw:custom-shape draw:style-name="gr3" draw:text-style-name="P3" draw:layer="layout" svg:width="0.444cm" svg:height="0.443cm" draw:transform="rotate (1.5707963267946) translate (11.819cm 4.359cm)">
            <text:p text:style-name="P1"><text:span text:style-name="T2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4cm" svg:height="0.441cm" draw:transform="rotate (1.5707963267946) translate (12.439cm 4.359cm)">
            <text:p text:style-name="P1"><text:span text:style-name="T2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441cm" svg:height="0.443cm" draw:transform="rotate (1.5707963267946) translate (13.146cm 3.915cm)">
            <text:p text:style-name="P1"><text:span text:style-name="T3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3cm" draw:transform="rotate (1.5707963267946) translate (13.146cm 4.712cm)">
            <text:p text:style-name="P1"><text:span text:style-name="T2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1cm" svg:height="0.443cm" draw:transform="rotate (1.5707963267946) translate (13.942cm 3.915cm)">
            <text:p text:style-name="P1"><text:span text:style-name="T2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3cm" draw:transform="rotate (1.5707963267946) translate (13.942cm 4.712cm)">
            <text:p text:style-name="P1"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415cm" svg:height="4.6cm" draw:transform="rotate (1.5707963267946) translate (11.4cm 7.1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108cm" svg:y1="7.115cm" svg:x2="11.4cm" svg:y2="7.115cm">
            <text:p/>
          </draw:line>
          <draw:custom-shape draw:style-name="gr3" draw:text-style-name="P3" draw:layer="layout" svg:width="0.444cm" svg:height="0.443cm" draw:transform="rotate (1.5707963267946) translate (12.019cm 6.674cm)">
            <text:p text:style-name="P1"><text:span text:style-name="T2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4cm" svg:height="0.441cm" draw:transform="rotate (1.5707963267946) translate (12.639cm 6.674cm)">
            <text:p text:style-name="P1"><text:span text:style-name="T2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0.441cm" svg:height="0.443cm" draw:transform="rotate (1.5707963267946) translate (13.346cm 6.23cm)">
            <text:p text:style-name="P1"><text:span text:style-name="T4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3cm" draw:transform="rotate (1.5707963267946) translate (13.346cm 7.027cm)">
            <text:p text:style-name="P1"><text:span text:style-name="T2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1cm" svg:height="0.443cm" draw:transform="rotate (1.5707963267946) translate (14.142cm 6.23cm)">
            <text:p text:style-name="P1"><text:span text:style-name="T2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3cm" draw:transform="rotate (1.5707963267946) translate (14.142cm 7.027cm)">
            <text:p text:style-name="P1"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415cm" svg:height="4.6cm" draw:transform="rotate (1.5707963267946) translate (1.1cm 9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.808cm" svg:y1="9.685cm" svg:x2="1.1cm" svg:y2="9.685cm">
            <text:p/>
          </draw:line>
          <draw:custom-shape draw:style-name="gr3" draw:text-style-name="P3" draw:layer="layout" svg:width="0.444cm" svg:height="0.443cm" draw:transform="rotate (1.5707963267946) translate (1.719cm 9.244cm)">
            <text:p text:style-name="P1"><text:span text:style-name="T2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4cm" svg:height="0.441cm" draw:transform="rotate (1.5707963267946) translate (2.339cm 9.244cm)">
            <text:p text:style-name="P1"><text:span text:style-name="T2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1cm" svg:height="0.443cm" draw:transform="rotate (1.5707963267946) translate (3.046cm 8.8cm)">
            <text:p text:style-name="P1"><text:span text:style-name="T2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442cm" svg:height="0.443cm" draw:transform="rotate (1.5707963267946) translate (3.046cm 9.597cm)">
            <text:p text:style-name="P1"><text:span text:style-name="T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1cm" svg:height="0.443cm" draw:transform="rotate (1.5707963267946) translate (3.842cm 8.8cm)">
            <text:p text:style-name="P1"><text:span text:style-name="T2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3cm" draw:transform="rotate (1.5707963267946) translate (3.842cm 9.597cm)">
            <text:p text:style-name="P1"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415cm" svg:height="4.6cm" draw:transform="rotate (1.5707963267946) translate (1.3cm 11.9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.008cm" svg:y1="11.985cm" svg:x2="1.3cm" svg:y2="11.985cm">
            <text:p/>
          </draw:line>
          <draw:custom-shape draw:style-name="gr3" draw:text-style-name="P3" draw:layer="layout" svg:width="0.444cm" svg:height="0.443cm" draw:transform="rotate (1.5707963267946) translate (1.919cm 11.544cm)">
            <text:p text:style-name="P1"><text:span text:style-name="T2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4cm" svg:height="0.441cm" draw:transform="rotate (1.5707963267946) translate (2.539cm 11.544cm)">
            <text:p text:style-name="P1"><text:span text:style-name="T2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1cm" svg:height="0.443cm" draw:transform="rotate (1.5707963267946) translate (3.246cm 11.1cm)">
            <text:p text:style-name="P1"><text:span text:style-name="T2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442cm" svg:height="0.443cm" draw:transform="rotate (1.5707963267946) translate (3.246cm 11.897cm)">
            <text:p text:style-name="P1"><text:span text:style-name="T3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1cm" svg:height="0.443cm" draw:transform="rotate (1.5707963267946) translate (4.042cm 11.1cm)">
            <text:p text:style-name="P1"><text:span text:style-name="T2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3cm" draw:transform="rotate (1.5707963267946) translate (4.042cm 11.897cm)">
            <text:p text:style-name="P1"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415cm" svg:height="4.6cm" draw:transform="rotate (1.5707963267946) translate (1.5cm 14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.208cm" svg:y1="14.3cm" svg:x2="1.5cm" svg:y2="14.3cm">
            <text:p/>
          </draw:line>
          <draw:custom-shape draw:style-name="gr3" draw:text-style-name="P3" draw:layer="layout" svg:width="0.444cm" svg:height="0.443cm" draw:transform="rotate (1.5707963267946) translate (2.119cm 13.859cm)">
            <text:p text:style-name="P1"><text:span text:style-name="T2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4cm" svg:height="0.441cm" draw:transform="rotate (1.5707963267946) translate (2.739cm 13.859cm)">
            <text:p text:style-name="P1"><text:span text:style-name="T2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1cm" svg:height="0.443cm" draw:transform="rotate (1.5707963267946) translate (3.446cm 13.415cm)">
            <text:p text:style-name="P1"><text:span text:style-name="T2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0.442cm" svg:height="0.443cm" draw:transform="rotate (1.5707963267946) translate (3.446cm 14.212cm)">
            <text:p text:style-name="P1"><text:span text:style-name="T4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1cm" svg:height="0.443cm" draw:transform="rotate (1.5707963267946) translate (4.242cm 13.415cm)">
            <text:p text:style-name="P1"><text:span text:style-name="T2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3cm" draw:transform="rotate (1.5707963267946) translate (4.242cm 14.212cm)">
            <text:p text:style-name="P1"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415cm" svg:height="4.6cm" draw:transform="rotate (1.5707963267946) translate (6.2cm 9.3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908cm" svg:y1="9.315cm" svg:x2="6.2cm" svg:y2="9.315cm">
            <text:p/>
          </draw:line>
          <draw:custom-shape draw:style-name="gr3" draw:text-style-name="P3" draw:layer="layout" svg:width="0.444cm" svg:height="0.443cm" draw:transform="rotate (1.5707963267946) translate (6.819cm 8.874cm)">
            <text:p text:style-name="P1"><text:span text:style-name="T2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4cm" svg:height="0.441cm" draw:transform="rotate (1.5707963267946) translate (7.439cm 8.874cm)">
            <text:p text:style-name="P1"><text:span text:style-name="T2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1cm" svg:height="0.443cm" draw:transform="rotate (1.5707963267946) translate (8.146cm 8.43cm)">
            <text:p text:style-name="P1"><text:span text:style-name="T2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3cm" draw:transform="rotate (1.5707963267946) translate (8.146cm 9.227cm)">
            <text:p text:style-name="P1"><text:span text:style-name="T2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441cm" svg:height="0.443cm" draw:transform="rotate (1.5707963267946) translate (8.942cm 8.43cm)">
            <text:p text:style-name="P1"><text:span text:style-name="T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3cm" draw:transform="rotate (1.5707963267946) translate (8.942cm 9.227cm)">
            <text:p text:style-name="P1"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415cm" svg:height="4.6cm" draw:transform="rotate (1.5707963267946) translate (6.4cm 11.6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108cm" svg:y1="11.615cm" svg:x2="6.4cm" svg:y2="11.615cm">
            <text:p/>
          </draw:line>
          <draw:custom-shape draw:style-name="gr3" draw:text-style-name="P3" draw:layer="layout" svg:width="0.444cm" svg:height="0.443cm" draw:transform="rotate (1.5707963267946) translate (7.019cm 11.174cm)">
            <text:p text:style-name="P1"><text:span text:style-name="T2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4cm" svg:height="0.441cm" draw:transform="rotate (1.5707963267946) translate (7.639cm 11.174cm)">
            <text:p text:style-name="P1"><text:span text:style-name="T2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1cm" svg:height="0.443cm" draw:transform="rotate (1.5707963267946) translate (8.346cm 10.73cm)">
            <text:p text:style-name="P1"><text:span text:style-name="T2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3cm" draw:transform="rotate (1.5707963267946) translate (8.346cm 11.527cm)">
            <text:p text:style-name="P1"><text:span text:style-name="T2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441cm" svg:height="0.443cm" draw:transform="rotate (1.5707963267946) translate (9.142cm 10.73cm)">
            <text:p text:style-name="P1"><text:span text:style-name="T3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3cm" draw:transform="rotate (1.5707963267946) translate (9.142cm 11.527cm)">
            <text:p text:style-name="P1"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415cm" svg:height="4.6cm" draw:transform="rotate (1.5707963267946) translate (6.6cm 13.9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308cm" svg:y1="13.93cm" svg:x2="6.6cm" svg:y2="13.93cm">
            <text:p/>
          </draw:line>
          <draw:custom-shape draw:style-name="gr3" draw:text-style-name="P3" draw:layer="layout" svg:width="0.444cm" svg:height="0.443cm" draw:transform="rotate (1.5707963267946) translate (7.219cm 13.489cm)">
            <text:p text:style-name="P1"><text:span text:style-name="T2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4cm" svg:height="0.441cm" draw:transform="rotate (1.5707963267946) translate (7.839cm 13.489cm)">
            <text:p text:style-name="P1"><text:span text:style-name="T2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1cm" svg:height="0.443cm" draw:transform="rotate (1.5707963267946) translate (8.546cm 13.045cm)">
            <text:p text:style-name="P1"><text:span text:style-name="T2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3cm" draw:transform="rotate (1.5707963267946) translate (8.546cm 13.842cm)">
            <text:p text:style-name="P1"><text:span text:style-name="T2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0.441cm" svg:height="0.443cm" draw:transform="rotate (1.5707963267946) translate (9.342cm 13.045cm)">
            <text:p text:style-name="P1"><text:span text:style-name="T4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3cm" draw:transform="rotate (1.5707963267946) translate (9.342cm 13.842cm)">
            <text:p text:style-name="P1"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415cm" svg:height="4.6cm" draw:transform="rotate (1.5707963267946) translate (11.5cm 9.1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208cm" svg:y1="9.115cm" svg:x2="11.5cm" svg:y2="9.115cm">
            <text:p/>
          </draw:line>
          <draw:custom-shape draw:style-name="gr3" draw:text-style-name="P3" draw:layer="layout" svg:width="0.444cm" svg:height="0.443cm" draw:transform="rotate (1.5707963267946) translate (12.119cm 8.674cm)">
            <text:p text:style-name="P1"><text:span text:style-name="T2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4cm" svg:height="0.441cm" draw:transform="rotate (1.5707963267946) translate (12.739cm 8.674cm)">
            <text:p text:style-name="P1"><text:span text:style-name="T2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1cm" svg:height="0.443cm" draw:transform="rotate (1.5707963267946) translate (13.446cm 8.23cm)">
            <text:p text:style-name="P1"><text:span text:style-name="T2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3cm" draw:transform="rotate (1.5707963267946) translate (13.446cm 9.027cm)">
            <text:p text:style-name="P1"><text:span text:style-name="T2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1cm" svg:height="0.443cm" draw:transform="rotate (1.5707963267946) translate (14.242cm 8.23cm)">
            <text:p text:style-name="P1"><text:span text:style-name="T2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442cm" svg:height="0.443cm" draw:transform="rotate (1.5707963267946) translate (14.242cm 9.027cm)">
            <text:p text:style-name="P1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415cm" svg:height="4.6cm" draw:transform="rotate (1.5707963267946) translate (11.7cm 11.4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408cm" svg:y1="11.415cm" svg:x2="11.7cm" svg:y2="11.415cm">
            <text:p/>
          </draw:line>
          <draw:custom-shape draw:style-name="gr3" draw:text-style-name="P3" draw:layer="layout" svg:width="0.444cm" svg:height="0.443cm" draw:transform="rotate (1.5707963267946) translate (12.319cm 10.974cm)">
            <text:p text:style-name="P1"><text:span text:style-name="T2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4cm" svg:height="0.441cm" draw:transform="rotate (1.5707963267946) translate (12.939cm 10.974cm)">
            <text:p text:style-name="P1"><text:span text:style-name="T2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1cm" svg:height="0.443cm" draw:transform="rotate (1.5707963267946) translate (13.646cm 10.53cm)">
            <text:p text:style-name="P1"><text:span text:style-name="T2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3cm" draw:transform="rotate (1.5707963267946) translate (13.646cm 11.327cm)">
            <text:p text:style-name="P1"><text:span text:style-name="T2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1cm" svg:height="0.443cm" draw:transform="rotate (1.5707963267946) translate (14.442cm 10.53cm)">
            <text:p text:style-name="P1"><text:span text:style-name="T2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442cm" svg:height="0.443cm" draw:transform="rotate (1.5707963267946) translate (14.442cm 11.327cm)">
            <text:p text:style-name="P1"><text:span text:style-name="T3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415cm" svg:height="4.6cm" draw:transform="rotate (1.5707963267946) translate (11.9cm 13.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608cm" svg:y1="13.73cm" svg:x2="11.9cm" svg:y2="13.73cm">
            <text:p/>
          </draw:line>
          <draw:custom-shape draw:style-name="gr3" draw:text-style-name="P3" draw:layer="layout" svg:width="0.444cm" svg:height="0.443cm" draw:transform="rotate (1.5707963267946) translate (12.519cm 13.289cm)">
            <text:p text:style-name="P1"><text:span text:style-name="T2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4cm" svg:height="0.441cm" draw:transform="rotate (1.5707963267946) translate (13.139cm 13.289cm)">
            <text:p text:style-name="P1"><text:span text:style-name="T2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1cm" svg:height="0.443cm" draw:transform="rotate (1.5707963267946) translate (13.846cm 12.845cm)">
            <text:p text:style-name="P1"><text:span text:style-name="T2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3cm" draw:transform="rotate (1.5707963267946) translate (13.846cm 13.642cm)">
            <text:p text:style-name="P1"><text:span text:style-name="T2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1cm" svg:height="0.443cm" draw:transform="rotate (1.5707963267946) translate (14.642cm 12.845cm)">
            <text:p text:style-name="P1"><text:span text:style-name="T2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0.442cm" svg:height="0.443cm" draw:transform="rotate (1.5707963267946) translate (14.642cm 13.642cm)">
            <text:p text:style-name="P1"><text:span text:style-name="T4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2.008cm" svg:y1="18.73cm" svg:x2="1.3cm" svg:y2="18.73cm">
            <text:p/>
          </draw:line>
          <draw:g>
            <draw:custom-shape draw:style-name="gr1" draw:text-style-name="P1" draw:layer="layout" svg:width="1.715cm" svg:height="6.6cm" draw:transform="rotate (1.5707963267946) translate (1.3cm 18.81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3" draw:layer="layout" svg:width="0.444cm" svg:height="0.443cm" draw:transform="rotate (1.5707963267946) translate (1.919cm 18.48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3" draw:layer="layout" svg:width="0.442cm" svg:height="0.443cm" draw:transform="rotate (1.5707963267946) translate (1.946cm 17.9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.5cm" svg:y1="17.715cm" svg:x2="1.8cm" svg:y2="17.715cm">
              <text:p/>
            </draw:line>
            <draw:custom-shape draw:style-name="gr1" draw:text-style-name="P3" draw:layer="layout" svg:width="0.444cm" svg:height="0.443cm" draw:transform="rotate (1.5707963267946) translate (2.93cm 18.5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3" draw:layer="layout" svg:width="0.442cm" svg:height="0.443cm" draw:transform="rotate (1.5707963267946) translate (2.957cm 17.9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2.5cm" svg:y1="17.715cm" svg:x2="2.8cm" svg:y2="17.715cm">
              <text:p/>
            </draw:line>
            <draw:custom-shape draw:style-name="gr3" draw:text-style-name="P6" draw:layer="layout" svg:width="0.444cm" svg:height="0.441cm" draw:transform="rotate (1.5707963267946) translate (3.659cm 18.715cm)">
              <text:p text:style-name="P1"><text:span text:style-name="T5">1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0.444cm" svg:height="0.441cm" draw:transform="rotate (1.5707963267946) translate (4.2cm 18.715cm)">
              <text:p text:style-name="P1"><text:span text:style-name="T5">1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7" draw:layer="layout" svg:width="0.444cm" svg:height="0.441cm" draw:transform="rotate (1.5707963267946) translate (4.7cm 18.715cm)">
              <text:p text:style-name="P1"><text:span text:style-name="T6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0.444cm" svg:height="0.441cm" draw:transform="rotate (1.5707963267946) translate (3.659cm 17.615cm)">
              <text:p text:style-name="P1"><text:span text:style-name="T5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3" draw:layer="layout" svg:width="0.444cm" svg:height="0.441cm" draw:transform="rotate (1.5707963267946) translate (4.2cm 17.61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0.444cm" svg:height="0.441cm" draw:transform="rotate (1.5707963267946) translate (4.7cm 17.615cm)">
              <text:p text:style-name="P1"><text:span text:style-name="T5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0.444cm" svg:height="0.443cm" draw:transform="rotate (1.5707963267946) translate (5.33cm 18.505cm)">
              <text:p text:style-name="P1"><text:span text:style-name="T5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0.442cm" svg:height="0.443cm" draw:transform="rotate (1.5707963267946) translate (5.357cm 17.958cm)">
              <text:p text:style-name="P1"><text:span text:style-name="T5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6.3cm" svg:y1="17.715cm" svg:x2="5.9cm" svg:y2="17.715cm">
              <text:p/>
            </draw:line>
            <draw:custom-shape draw:style-name="gr1" draw:text-style-name="P3" draw:layer="layout" svg:width="0.444cm" svg:height="0.443cm" draw:transform="rotate (1.5707963267946) translate (6.43cm 18.5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3" draw:layer="layout" svg:width="0.442cm" svg:height="0.443cm" draw:transform="rotate (1.5707963267946) translate (6.457cm 17.9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7.4cm" svg:y1="17.716cm" svg:x2="7cm" svg:y2="17.716cm">
              <text:p/>
            </draw:line>
          </draw:g>
        </draw:g>
        <draw:g>
          <draw:g>
            <draw:line draw:style-name="gr2" draw:text-style-name="P1" draw:layer="layout" svg:x1="1.908cm" svg:y1="20.73cm" svg:x2="1.2cm" svg:y2="20.73cm">
              <text:p/>
            </draw:line>
            <draw:g>
              <draw:g>
                <draw:custom-shape draw:style-name="gr1" draw:text-style-name="P1" draw:layer="layout" svg:width="1.715cm" svg:height="6.6cm" draw:transform="rotate (1.5707963267946) translate (1.2cm 20.815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3" draw:layer="layout" svg:width="0.444cm" svg:height="0.443cm" draw:transform="rotate (1.5707963267946) translate (1.819cm 20.489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3" draw:layer="layout" svg:width="0.442cm" svg:height="0.443cm" draw:transform="rotate (1.5707963267946) translate (1.846cm 19.942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" draw:text-style-name="P1" draw:layer="layout" svg:x1="1.4cm" svg:y1="19.715cm" svg:x2="1.7cm" svg:y2="19.715cm">
                  <text:p/>
                </draw:line>
                <draw:custom-shape draw:style-name="gr1" draw:text-style-name="P3" draw:layer="layout" svg:width="0.444cm" svg:height="0.443cm" draw:transform="rotate (1.5707963267946) translate (2.83cm 20.504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3" draw:layer="layout" svg:width="0.442cm" svg:height="0.443cm" draw:transform="rotate (1.5707963267946) translate (2.857cm 19.95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" draw:text-style-name="P1" draw:layer="layout" svg:x1="2.4cm" svg:y1="19.715cm" svg:x2="2.7cm" svg:y2="19.715cm">
                  <text:p/>
                </draw:line>
                <draw:custom-shape draw:style-name="gr1" draw:text-style-name="P6" draw:layer="layout" svg:width="0.444cm" svg:height="0.441cm" draw:transform="rotate (1.5707963267946) translate (3.559cm 20.715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6" draw:layer="layout" svg:width="0.444cm" svg:height="0.441cm" draw:transform="rotate (1.5707963267946) translate (4.1cm 20.715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7" draw:layer="layout" svg:width="0.444cm" svg:height="0.441cm" draw:transform="rotate (1.5707963267946) translate (4.6cm 20.715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" draw:text-style-name="P6" draw:layer="layout" svg:width="0.444cm" svg:height="0.441cm" draw:transform="rotate (1.5707963267946) translate (3.559cm 19.615cm)">
                  <text:p text:style-name="P1"><text:span text:style-name="T5">15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3" draw:layer="layout" svg:width="0.444cm" svg:height="0.441cm" draw:transform="rotate (1.5707963267946) translate (4.1cm 19.615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6" draw:layer="layout" svg:width="0.444cm" svg:height="0.441cm" draw:transform="rotate (1.5707963267946) translate (4.6cm 19.615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6" draw:layer="layout" svg:width="0.444cm" svg:height="0.443cm" draw:transform="rotate (1.5707963267946) translate (5.23cm 20.505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6" draw:layer="layout" svg:width="0.442cm" svg:height="0.443cm" draw:transform="rotate (1.5707963267946) translate (5.257cm 19.958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" draw:text-style-name="P1" draw:layer="layout" svg:x1="6.2cm" svg:y1="19.715cm" svg:x2="5.8cm" svg:y2="19.715cm">
                  <text:p/>
                </draw:line>
                <draw:custom-shape draw:style-name="gr1" draw:text-style-name="P3" draw:layer="layout" svg:width="0.444cm" svg:height="0.443cm" draw:transform="rotate (1.5707963267946) translate (6.33cm 20.506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3" draw:layer="layout" svg:width="0.442cm" svg:height="0.443cm" draw:transform="rotate (1.5707963267946) translate (6.357cm 19.959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" draw:text-style-name="P1" draw:layer="layout" svg:x1="7.3cm" svg:y1="19.716cm" svg:x2="6.9cm" svg:y2="19.716cm">
                  <text:p/>
                </draw:line>
              </draw:g>
            </draw:g>
          </draw:g>
          <draw:g>
            <draw:line draw:style-name="gr2" draw:text-style-name="P1" draw:layer="layout" svg:x1="9.208cm" svg:y1="18.63cm" svg:x2="8.5cm" svg:y2="18.63cm">
              <text:p/>
            </draw:line>
            <draw:g>
              <draw:g>
                <draw:custom-shape draw:style-name="gr1" draw:text-style-name="P1" draw:layer="layout" svg:width="1.715cm" svg:height="6.6cm" draw:transform="rotate (1.5707963267946) translate (8.5cm 18.715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3" draw:layer="layout" svg:width="0.444cm" svg:height="0.443cm" draw:transform="rotate (1.5707963267946) translate (9.119cm 18.389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3" draw:layer="layout" svg:width="0.442cm" svg:height="0.443cm" draw:transform="rotate (1.5707963267946) translate (9.146cm 17.842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" draw:text-style-name="P1" draw:layer="layout" svg:x1="8.7cm" svg:y1="17.615cm" svg:x2="9cm" svg:y2="17.615cm">
                  <text:p/>
                </draw:line>
                <draw:custom-shape draw:style-name="gr1" draw:text-style-name="P3" draw:layer="layout" svg:width="0.444cm" svg:height="0.443cm" draw:transform="rotate (1.5707963267946) translate (10.13cm 18.404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3" draw:layer="layout" svg:width="0.442cm" svg:height="0.443cm" draw:transform="rotate (1.5707963267946) translate (10.157cm 17.85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" draw:text-style-name="P1" draw:layer="layout" svg:x1="9.7cm" svg:y1="17.615cm" svg:x2="10cm" svg:y2="17.615cm">
                  <text:p/>
                </draw:line>
                <draw:custom-shape draw:style-name="gr1" draw:text-style-name="P6" draw:layer="layout" svg:width="0.444cm" svg:height="0.441cm" draw:transform="rotate (1.5707963267946) translate (10.859cm 18.615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6" draw:layer="layout" svg:width="0.444cm" svg:height="0.441cm" draw:transform="rotate (1.5707963267946) translate (11.4cm 18.615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7" draw:layer="layout" svg:width="0.444cm" svg:height="0.441cm" draw:transform="rotate (1.5707963267946) translate (11.9cm 18.615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6" draw:layer="layout" svg:width="0.444cm" svg:height="0.441cm" draw:transform="rotate (1.5707963267946) translate (10.859cm 17.515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3" draw:layer="layout" svg:width="0.444cm" svg:height="0.441cm" draw:transform="rotate (1.5707963267946) translate (11.4cm 17.515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6" draw:layer="layout" svg:width="0.444cm" svg:height="0.441cm" draw:transform="rotate (1.5707963267946) translate (11.9cm 17.515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6" draw:layer="layout" svg:width="0.444cm" svg:height="0.443cm" draw:transform="rotate (1.5707963267946) translate (12.53cm 18.405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6" draw:layer="layout" svg:width="0.442cm" svg:height="0.443cm" draw:transform="rotate (1.5707963267946) translate (12.557cm 17.858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" draw:text-style-name="P1" draw:layer="layout" svg:x1="13.5cm" svg:y1="17.615cm" svg:x2="13.1cm" svg:y2="17.615cm">
                  <text:p/>
                </draw:line>
                <draw:custom-shape draw:style-name="gr1" draw:text-style-name="P3" draw:layer="layout" svg:width="0.444cm" svg:height="0.443cm" draw:transform="rotate (1.5707963267946) translate (13.63cm 18.406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3" draw:layer="layout" svg:width="0.442cm" svg:height="0.443cm" draw:transform="rotate (1.5707963267946) translate (13.657cm 17.859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" draw:text-style-name="P1" draw:layer="layout" svg:x1="14.6cm" svg:y1="17.616cm" svg:x2="14.2cm" svg:y2="17.616cm">
                  <text:p/>
                </draw:line>
              </draw:g>
            </draw:g>
          </draw:g>
          <draw:g>
            <draw:g>
              <draw:line draw:style-name="gr2" draw:text-style-name="P1" draw:layer="layout" svg:x1="1.808cm" svg:y1="22.73cm" svg:x2="1.1cm" svg:y2="22.73cm">
                <text:p/>
              </draw:line>
              <draw:g>
                <draw:custom-shape draw:style-name="gr1" draw:text-style-name="P1" draw:layer="layout" svg:width="1.715cm" svg:height="6.6cm" draw:transform="rotate (1.5707963267946) translate (1.1cm 22.815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3" draw:layer="layout" svg:width="0.444cm" svg:height="0.443cm" draw:transform="rotate (1.5707963267946) translate (1.719cm 22.489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3" draw:layer="layout" svg:width="0.442cm" svg:height="0.443cm" draw:transform="rotate (1.5707963267946) translate (1.746cm 21.942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" draw:text-style-name="P1" draw:layer="layout" svg:x1="1.3cm" svg:y1="21.715cm" svg:x2="1.6cm" svg:y2="21.715cm">
                  <text:p/>
                </draw:line>
                <draw:custom-shape draw:style-name="gr1" draw:text-style-name="P3" draw:layer="layout" svg:width="0.444cm" svg:height="0.443cm" draw:transform="rotate (1.5707963267946) translate (2.73cm 22.504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3" draw:layer="layout" svg:width="0.442cm" svg:height="0.443cm" draw:transform="rotate (1.5707963267946) translate (2.757cm 21.95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" draw:text-style-name="P1" draw:layer="layout" svg:x1="2.3cm" svg:y1="21.715cm" svg:x2="2.6cm" svg:y2="21.715cm">
                  <text:p/>
                </draw:line>
                <draw:custom-shape draw:style-name="gr3" draw:text-style-name="P6" draw:layer="layout" svg:width="0.444cm" svg:height="0.441cm" draw:transform="rotate (1.5707963267946) translate (3.459cm 22.715cm)">
                  <text:p text:style-name="P1"><text:span text:style-name="T5">14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6" draw:layer="layout" svg:width="0.444cm" svg:height="0.441cm" draw:transform="rotate (1.5707963267946) translate (4cm 22.715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7" draw:layer="layout" svg:width="0.444cm" svg:height="0.441cm" draw:transform="rotate (1.5707963267946) translate (4.5cm 22.715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6" draw:layer="layout" svg:width="0.444cm" svg:height="0.441cm" draw:transform="rotate (1.5707963267946) translate (3.459cm 21.615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3" draw:layer="layout" svg:width="0.444cm" svg:height="0.441cm" draw:transform="rotate (1.5707963267946) translate (4cm 21.615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6" draw:layer="layout" svg:width="0.444cm" svg:height="0.441cm" draw:transform="rotate (1.5707963267946) translate (4.5cm 21.615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6" draw:layer="layout" svg:width="0.444cm" svg:height="0.443cm" draw:transform="rotate (1.5707963267946) translate (5.13cm 22.505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6" draw:layer="layout" svg:width="0.442cm" svg:height="0.443cm" draw:transform="rotate (1.5707963267946) translate (5.157cm 21.958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" draw:text-style-name="P1" draw:layer="layout" svg:x1="6.1cm" svg:y1="21.715cm" svg:x2="5.7cm" svg:y2="21.715cm">
                  <text:p/>
                </draw:line>
                <draw:custom-shape draw:style-name="gr1" draw:text-style-name="P3" draw:layer="layout" svg:width="0.444cm" svg:height="0.443cm" draw:transform="rotate (1.5707963267946) translate (6.23cm 22.506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" draw:text-style-name="P3" draw:layer="layout" svg:width="0.442cm" svg:height="0.443cm" draw:transform="rotate (1.5707963267946) translate (6.257cm 21.959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" draw:text-style-name="P1" draw:layer="layout" svg:x1="7.2cm" svg:y1="21.716cm" svg:x2="6.8cm" svg:y2="21.716cm">
                  <text:p/>
                </draw:line>
              </draw:g>
            </draw:g>
          </draw:g>
          <draw:line draw:style-name="gr2" draw:text-style-name="P1" draw:layer="layout" svg:x1="9.208cm" svg:y1="20.515cm" svg:x2="8.5cm" svg:y2="20.515cm">
            <text:p/>
          </draw:line>
          <draw:g>
            <draw:custom-shape draw:style-name="gr1" draw:text-style-name="P1" draw:layer="layout" svg:width="1.715cm" svg:height="6.6cm" draw:transform="rotate (1.5707963267946) translate (8.5cm 20.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3" draw:layer="layout" svg:width="0.444cm" svg:height="0.443cm" draw:transform="rotate (1.5707963267946) translate (9.119cm 20.27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3" draw:layer="layout" svg:width="0.442cm" svg:height="0.443cm" draw:transform="rotate (1.5707963267946) translate (9.146cm 19.72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8.7cm" svg:y1="19.5cm" svg:x2="9cm" svg:y2="19.5cm">
              <text:p/>
            </draw:line>
            <draw:custom-shape draw:style-name="gr1" draw:text-style-name="P3" draw:layer="layout" svg:width="0.444cm" svg:height="0.443cm" draw:transform="rotate (1.5707963267946) translate (10.13cm 20.28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3" draw:layer="layout" svg:width="0.442cm" svg:height="0.443cm" draw:transform="rotate (1.5707963267946) translate (10.157cm 19.7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9.7cm" svg:y1="19.5cm" svg:x2="10cm" svg:y2="19.5cm">
              <text:p/>
            </draw:line>
            <draw:custom-shape draw:style-name="gr1" draw:text-style-name="P6" draw:layer="layout" svg:width="0.444cm" svg:height="0.441cm" draw:transform="rotate (1.5707963267946) translate (10.859cm 20.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0.444cm" svg:height="0.441cm" draw:transform="rotate (1.5707963267946) translate (11.4cm 20.5cm)">
              <text:p text:style-name="P1"><text:span text:style-name="T5">1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7" draw:layer="layout" svg:width="0.444cm" svg:height="0.441cm" draw:transform="rotate (1.5707963267946) translate (11.9cm 20.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6" draw:layer="layout" svg:width="0.444cm" svg:height="0.441cm" draw:transform="rotate (1.5707963267946) translate (10.859cm 19.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3" draw:layer="layout" svg:width="0.444cm" svg:height="0.441cm" draw:transform="rotate (1.5707963267946) translate (11.4cm 19.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6" draw:layer="layout" svg:width="0.444cm" svg:height="0.441cm" draw:transform="rotate (1.5707963267946) translate (11.9cm 19.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6" draw:layer="layout" svg:width="0.444cm" svg:height="0.443cm" draw:transform="rotate (1.5707963267946) translate (12.53cm 20.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6" draw:layer="layout" svg:width="0.442cm" svg:height="0.443cm" draw:transform="rotate (1.5707963267946) translate (12.557cm 19.74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3.5cm" svg:y1="19.5cm" svg:x2="13.1cm" svg:y2="19.5cm">
              <text:p/>
            </draw:line>
            <draw:custom-shape draw:style-name="gr1" draw:text-style-name="P3" draw:layer="layout" svg:width="0.444cm" svg:height="0.443cm" draw:transform="rotate (1.5707963267946) translate (13.63cm 20.29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3" draw:layer="layout" svg:width="0.442cm" svg:height="0.443cm" draw:transform="rotate (1.5707963267946) translate (13.657cm 19.7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4.6cm" svg:y1="19.501cm" svg:x2="14.2cm" svg:y2="19.501cm">
              <text:p/>
            </draw:line>
          </draw:g>
          <draw:line draw:style-name="gr2" draw:text-style-name="P1" draw:layer="layout" svg:x1="9.208cm" svg:y1="22.715cm" svg:x2="8.5cm" svg:y2="22.715cm">
            <text:p/>
          </draw:line>
          <draw:g>
            <draw:custom-shape draw:style-name="gr1" draw:text-style-name="P1" draw:layer="layout" svg:width="1.715cm" svg:height="6.6cm" draw:transform="rotate (1.5707963267946) translate (8.5cm 22.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3" draw:layer="layout" svg:width="0.444cm" svg:height="0.443cm" draw:transform="rotate (1.5707963267946) translate (9.119cm 22.47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3" draw:layer="layout" svg:width="0.442cm" svg:height="0.443cm" draw:transform="rotate (1.5707963267946) translate (9.146cm 21.92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8.7cm" svg:y1="21.7cm" svg:x2="9cm" svg:y2="21.7cm">
              <text:p/>
            </draw:line>
            <draw:custom-shape draw:style-name="gr1" draw:text-style-name="P3" draw:layer="layout" svg:width="0.444cm" svg:height="0.443cm" draw:transform="rotate (1.5707963267946) translate (10.13cm 22.48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3" draw:layer="layout" svg:width="0.442cm" svg:height="0.443cm" draw:transform="rotate (1.5707963267946) translate (10.157cm 21.9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9.7cm" svg:y1="21.7cm" svg:x2="10cm" svg:y2="21.7cm">
              <text:p/>
            </draw:line>
            <draw:custom-shape draw:style-name="gr1" draw:text-style-name="P6" draw:layer="layout" svg:width="0.444cm" svg:height="0.441cm" draw:transform="rotate (1.5707963267946) translate (10.859cm 22.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6" draw:layer="layout" svg:width="0.444cm" svg:height="0.441cm" draw:transform="rotate (1.5707963267946) translate (11.4cm 22.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7" draw:layer="layout" svg:width="0.444cm" svg:height="0.441cm" draw:transform="rotate (1.5707963267946) translate (11.9cm 22.7cm)">
              <text:p text:style-name="P1"><text:span text:style-name="T6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6" draw:layer="layout" svg:width="0.444cm" svg:height="0.441cm" draw:transform="rotate (1.5707963267946) translate (10.859cm 21.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3" draw:layer="layout" svg:width="0.444cm" svg:height="0.441cm" draw:transform="rotate (1.5707963267946) translate (11.4cm 21.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6" draw:layer="layout" svg:width="0.444cm" svg:height="0.441cm" draw:transform="rotate (1.5707963267946) translate (11.9cm 21.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6" draw:layer="layout" svg:width="0.444cm" svg:height="0.443cm" draw:transform="rotate (1.5707963267946) translate (12.53cm 22.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6" draw:layer="layout" svg:width="0.442cm" svg:height="0.443cm" draw:transform="rotate (1.5707963267946) translate (12.557cm 21.94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3.5cm" svg:y1="21.7cm" svg:x2="13.1cm" svg:y2="21.7cm">
              <text:p/>
            </draw:line>
            <draw:custom-shape draw:style-name="gr1" draw:text-style-name="P3" draw:layer="layout" svg:width="0.444cm" svg:height="0.443cm" draw:transform="rotate (1.5707963267946) translate (13.63cm 22.49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3" draw:layer="layout" svg:width="0.442cm" svg:height="0.443cm" draw:transform="rotate (1.5707963267946) translate (13.657cm 21.9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4.6cm" svg:y1="21.701cm" svg:x2="14.2cm" svg:y2="21.701cm">
              <text:p/>
            </draw:line>
          </draw:g>
        </draw:g>
        <draw:g>
          <draw:custom-shape draw:style-name="gr1" draw:text-style-name="P1" draw:layer="layout" svg:width="1.415cm" svg:height="4.6cm" draw:transform="rotate (1.5707963267946) translate (8.9cm 25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.608cm" svg:y1="25.9cm" svg:x2="8.9cm" svg:y2="25.9cm">
            <text:p/>
          </draw:line>
          <draw:custom-shape draw:style-name="gr3" draw:text-style-name="P3" draw:layer="layout" svg:width="0.444cm" svg:height="0.443cm" draw:transform="rotate (1.5707963267946) translate (10.319cm 25.459cm)">
            <text:p text:style-name="P1"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4cm" svg:height="0.441cm" draw:transform="rotate (1.5707963267946) translate (10.939cm 25.459cm)">
            <text:p text:style-name="P1"><text:span text:style-name="T2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42cm" svg:height="0.443cm" draw:transform="rotate (1.5707963267946) translate (11.557cm 25.442cm)">
            <text:p text:style-name="P1"><text:span text:style-name="T2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4T15:06:19.77</meta:creation-date>
    <dc:date>2013-03-14T23:43:43.08</dc:date>
    <meta:editing-duration>PT2H12M5S</meta:editing-duration>
    <meta:editing-cycles>9</meta:editing-cycles>
    <meta:generator>OpenOffice.org/3.4.1$Win32 OpenOffice.org_project/341m1$Build-9593</meta:generator>
    <meta:document-statistic meta:object-count="302"/>
  </office:meta>
</office:document-meta>
</file>